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text-properties fo:font-weight="normal" officeooo:rsid="0001bd63" officeooo:paragraph-rsid="0001bd63" style:font-weight-asian="normal" style:font-weight-complex="normal"/>
    </style:style>
    <style:style style:name="P3" style:family="paragraph" style:parent-style-name="Standard">
      <style:paragraph-properties fo:text-align="justify" style:justify-single-word="false"/>
      <style:text-properties fo:font-weight="normal" officeooo:rsid="0001bd63" officeooo:paragraph-rsid="0001bd63" fo:background-color="transparent" style:font-weight-asian="normal" style:font-weight-complex="normal"/>
    </style:style>
    <style:style style:name="P4" style:family="paragraph" style:parent-style-name="Standard">
      <style:paragraph-properties fo:text-align="justify" style:justify-single-word="false"/>
      <style:text-properties fo:font-weight="bold" officeooo:rsid="0001bd63" officeooo:paragraph-rsid="0001bd63" style:font-weight-asian="bold" style:font-weight-complex="bold"/>
    </style:style>
    <style:style style:name="P5" style:family="paragraph" style:parent-style-name="Standard">
      <style:paragraph-properties fo:text-align="justify" style:justify-single-word="false"/>
      <style:text-properties fo:font-weight="bold" officeooo:rsid="0001bd63" officeooo:paragraph-rsid="0001bd63" fo:background-color="transparent" style:font-weight-asian="bold" style:font-weight-complex="bold"/>
    </style:style>
    <style:style style:name="T1" style:family="text">
      <style:text-properties fo:font-weight="bold" style:font-weight-asian="bold" style:font-weight-complex="bold"/>
    </style:style>
    <style:style style:name="T2" style:family="text">
      <style:text-properties fo:background-color="#dc143c" loext:char-shading-value="0"/>
    </style:style>
    <style:style style:name="T3" style:family="text">
      <style:text-properties fo:background-color="#dc143c" loext:char-shading-value="0"/>
    </style:style>
    <style:style style:name="T4" style:family="text">
      <style:text-properties fo:background-color="#ffffff"/>
    </style:style>
    <style:style style:name="T5" style:family="text">
      <style:text-properties fo:background-color="#ff4500"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C. R. Henderson: Contribuciones a la industria láctea</text:span></text:p>
      <text:p text:style-name="P1"><text:span text:style-name="T1"/></text:p>
      <text:p text:style-name="P4">INTRODUCCIÓN</text:p>
      <text:p text:style-name="P4"/>
      <text:p text:style-name="P2"><text:span text:style-name="T3">C. R. Henderson ha hecho contribuciones incomparables a la industria ganadera, particularmente al ganado lechero. Sus principales contribuciones han sido los desarrollos en la teoría estadística relacionada con la predicción de variables aleatorias a partir de modelos lineales mixtos, la estimación de los componentes de la varianza y el análisis de datos desequilibrados.</text:span> Este documento no profundizará en la metodología, sino que cubrirá su contribución a la industria láctea con énfasis en su trabajo anterior. Gran parte de su trabajo anterior relacionado con sus contribuciones a la mejora genética del ganado lechero no se publicó; lamentablemente, entonces, esta historia debe estar incompleta. Se incluye material sobre su trabajo de posgrado y el reclutamiento por parte de la Universidad de Cornell porque da una idea de cómo los primeros líderes en el campo vieron la necesidad de un cambio y cómo evaluaron a Henderson como la persona para efectuar el cambio.</text:p>
      <text:p text:style-name="P2"/>
      <text:p text:style-name="P4">RECLUTAMIENTO DE HENDERSON</text:p>
      <text:p text:style-name="P2"/>
      <text:p text:style-name="P2">KL Turk (16), Jefe del Departamento de Ciencia Animal de la Universidad de Comell, afirmó que cuando el Departamento estaba buscando un reemplazo para GW Salisbury, decidieron lograr más equilibrio en el departamento contratando a un especialista en genética animal o genética estadística. para ocupar el puesto. Turk afirma además que Henderson tenía antecedentes y experiencia inusualmente buenos:</text:p>
      <text:p text:style-name="P2"/>
      <text:p text:style-name="P2">…</text:p>
      <text:p text:style-name="P2"/>
      <text:p text:style-name="P2">Estaba claro en esta etapa que <text:span text:style-name="T3">el principal interés de Henderson estaba en los métodos estadísticos relacionados con la evaluación animal</text:span>.</text:p>
      <text:p text:style-name="P2"/>
      <text:p text:style-name="P2"><text:span text:style-name="T3">El intenso interés de Henderson en los métodos estadísticos, particularmente aplicados a la mejora del ganado, fue claramente la razón subyacente por la que contribuyó tanto a la mejora práctica del ganado. La razón por la que la mayor parte de su trabajo, especialmente los primeros trabajos, fue con ganado lechero fue porque la lechería era una gran parte de la economía rural de Nueva York. Aunque la mayor parte de su trabajo inicial se aplicó al ganado lechero, su interés fue mucho más general que cualquier aplicación individual</text:span>.</text:p>
      <text:p text:style-name="P2"/>
      <text:p text:style-name="P4">ESTADO DE LA EVALUACIÓN DE TOROS A FINALES DE LA DÉCADA DE 1940 Y PRINCIPIOS DE 19509</text:p>
      <text:p text:style-name="P2"/>
      <text:p text:style-name="P2">Discutir la contribución de Henderson a la industria láctea temprana requiere cierta comprensión del estado de la mejora genética en el ganado lechero cuando comenzó su carrera de investigación. Indudablemente, los dueños de ganado han practicado alguna selección durante siglos, pero se publica poco de estos esfuerzos. Van Vleck y Pollak (17) revisaron métodos publicados de evaluación de toros. Lo siguiente se resume de su revisión. Entre los métodos de ajuste que se relacionan con la ciencia de la cría de animales estaba la diferencia madre-hija utilizada en Dinamarca en 1902. Esto fue seguido 11 años más tarde por la diferencia madre-hija (Peters) y el índice de padres iguales (Hansson), y en la década de 1920 por el índice intermedio (Woodward), el índice estadounidense (Tapp), el porcentaje de contemporáneos (von Paton) y el índice Mount Hope modificado (Goodale). Estos índices no se usaron mucho, pero parece que Graves es el primero al que se le atribuye el uso de la diferencia entre presas <text:soft-page-break/>hijas en los Estados Unidos. En 1935, la Oficina de la Industria Láctea y el Servicio de Extensión del Estado del USDA adoptó la diferencia madre-hija.</text:p>
      <text:p text:style-name="P2"/>
      <text:p text:style-name="P2">Henderson fue empleado como asociado el 16 de septiembre de 1948 en la Universidad de Cornell (16). Henderson (7) declaró que en el momento en que se unió a la facultad de Cornell, el método "aceptado" para la evaluación de toros era la comparación de madres hijas, ya sea por el índice de padres iguales o por el promedio de hijas menos el promedio de madres.</text:p>
      <text:p text:style-name="P2"/>
      <text:p text:style-name="P2">La mayoría de los toros seleccionados para uso por AI en 1948 fueron seleccionados en su progenie de servicio natural, por lo general en un rebaño y, a menudo, con tan solo cinco hijas (7). La inseminación artificial no era una técnica nueva en 1948. Se informa que los jinetes árabes utilizaron la IA en el siglo XIV, y se realizaron varios estudios científicos en rebaños privados en la Universidad de Minnesota en 1937 y 1938 antes de que comenzara la IA comercial (10). La primera cooperativa de IA fue en 1938 en Nueva Jersey. El desarrollo de la IA fue lento hasta después de la 11ª Guerra Mundial, pero en 1948, cuando Henderson fue a Cornell, la Cooperativa de Cría Artificial de Nueva York (NYABC) estaba criando vacas activamente. Además, DHIA estaba bien en su lugar.</text:p>
      <text:p text:style-name="P2"/>
      <text:p text:style-name="P2"><text:span text:style-name="T3">Entonces, en ese momento, la mayoría de las herramientas esenciales estaban listas para el gran impacto de Henderson en la industria.</text:span> Hubo registros confiables de DHI y medias hermanas paternas distribuidas casi al azar en los rebaños porque todo el semen estaba descongelado. <text:span text:style-name="T3">Pero la otra herramienta esencial, las computadoras, estaba en una etapa temprana de desarrollo.</text:span></text:p>
      <text:p text:style-name="P2"><text:span text:style-name="T3"/></text:p>
      <text:p text:style-name="P5">ASOCIADOS</text:p>
      <text:p text:style-name="P3"/>
      <text:p text:style-name="P3">La aplicación del trabajo de Henderson estuvo íntimamente entrelazada con el personal y los programas de NYABC y con la facultad de Comell. Entre ellos estaban Wilmot Carter, Stanley Brownell, Ray Albrectsen, Bob Bratton, Dale Van Vleck, Bob Everett y Shayle Searle en Comell; y Elmer Clapp, Roger Hop, Moms Johnson, Charlie Krumm, Jim Mellinger y Jeff Keown en NYABC y Eastern Artificial Insemination Cooperative. Este último fue formado por una fusión de NYABC con las Cooperativas de Nueva Inglaterra. Henderson (7) y Turk (16) reconocieron la importancia de los fondos de subvenciones, especialmente de NYABC, para el éxito de los primeros trabajos de Henderson. Además, muchos de los problemas prácticos llamaron su atención por personas como Wilmot Carter y Elmer Clapp. Clapp (1989, comunicación personal) afirma: </text:p>
      <text:p text:style-name="P3"/>
      <text:p text:style-name="P3">…</text:p>
      <text:p text:style-name="P3"/>
      <text:p text:style-name="P5">MUESTREO DE TOROS JÓVENES</text:p>
      <text:p text:style-name="P3"/>
      <text:p text:style-name="P3">En diciembre de 1949, poco después de la llegada de Henderson, el Departamento de Ciencia Animal llevó a cabo un 24 seminario sobre cría de ganado lechero (H. W. Carter, 1989, comunicación personal). El seminario abarcó la selección de familias de vacas, que se demostró que habían sido demasiado enfatizadas; pruebas de servicio natural de toros seleccionados para la producción de leche, que demostraron tener una correlación muy baja con las pruebas de IA posteriores; predicción de las pruebas de IA de los toros a partir del pedigrí, que fueron al menos tan buenas como las pruebas de servicios naturales; y el 80% de los toros Wgree seleccionados estaban vivos cuando la progenie fue probada en comparación con el 20% de los toros naturalmente probados. Henderson también presentó factores de ponderación para el número de hijas en una prueba de toros para servicio natural y pruebas de IA. Asistieron los profesores S. J. Brownell, R. Albrectsen, Wilmot Carter, C. R. Henderson y G. W. Trimberger, y el estudiante de posgrado Robert Dunbar. Henderson declaró que los resultados de su <text:soft-page-break/>trabajo inicial de evaluación de los resultados de los toros de servicio natural utilizados en la IA fueron tan desalentadores que no los publicó (7). <text:span text:style-name="T5">Los resultados de este seminario literalmente sacaron los cimientos del programa de selección de toros existente y llevaron al establecimiento de unos cimientos mucho más sólidos</text:span>.</text:p>
      <text:p text:style-name="P3"/>
      <text:p text:style-name="P3">Henderson pasó una licencia sabática en Nueva Zelanda en 1955 y 1956. <text:span text:style-name="T5">Su asociación con S. R. Searle resultó en mejores habilidades de álgebra matricial y fue una época de crecimiento profesional</text:span>. También tuvo una fuerte influencia en la adopción de un programa de muestreo de toros jóvenes en Nueva Zelanda.</text:p>
      <text:p text:style-name="P3"/>
      <text:p text:style-name="P5">COMPARACIONES DE HERDMATE</text:p>
      <text:p text:style-name="P3"/>
      <text:p text:style-name="P3">A fines de la década de 1940 y principios de la de 1950, se usaron los promedios de hijas de producción corregida por edad y las comparaciones hija-madre con los primeros y todos los registros para evaluar los toros. Algunas comparaciones de hijas y madres se realizaron dentro del mismo período de tiempo pero con padres e hijos de diferentes partos.</text:p>
      <text:p text:style-name="P3"/>
      <text:p text:style-name="P3"><text:span text:style-name="T5">La siguiente gran contribución de Henderson y sus estudiantes fue el desarrollo de la comparación de compañeros de manada</text:span>. Aunque Johansson y Robertson (11) describieron comparaciones contemporáneas para el Reino Unido en 1952, la comparación entre compañeros de manada descrita en 1954 por Henderson et al. (8) diferían en varios aspectos.</text:p>
      <text:p text:style-name="P3"/>
      <text:p text:style-name="P3"><text:span text:style-name="T5">Descubrir que los efectos del rebaño-año-temporada representaban casi el 50% de la variación total en la producción (1) y que la mayoría de estos efectos eran de naturaleza ambiental llevó a Henderson a desarrollar la comparación entre compañeros de rebaño.</text:span> Este último comparó a las hijas de un toro con sus compañeros de manada en la misma manada, año y estación (8). Las comparaciones de compañeros de hato se calcularon en Comell bajo la dirección de Henderson y fueron utilizadas por NYABC en 1954. La comparación de compañeros de hato se mejoró en 1959 mediante la regresión de la diferencia entre hijas y compañeros de hato para el número de progenie, y esta diferencia se publicó para los toros evaluados (3). Aunque las comparaciones entre compañeros de manada pueden parecer ahora mundanas, el uso de esta tecnología fue un paso importante en ese momento y no fue aceptado de inmediato por la industria. <text:span text:style-name="T5">Otro desarrollo importante de importancia nacional fue el cálculo de los factores de ajuste por edad de la estación por parte de Miller y Henderson (12, 13). Esta fue una de las primeras aplicaciones de los procedimientos de máxima verosimilitud a conjuntos muy grandes de datos de producción lechera</text:span>.</text:p>
      <text:p text:style-name="P3"/>
      <text:p text:style-name="P3">La comparación de compañeros de hato reemplazó la diferencia madre-hija como el procedimiento oficial de evaluación de toros del USDAARS en 1962 (14). Aunque la comparación de compañeros de hato del USDA usó los mismos conceptos básicos que los desarrollados en Comell, también difería en algunos aspectos. Fue revisado en 1965 para restar el promedio de la raza del Promedio Pronosticado para obtener lo que se denominó Diferencia Pronosticada y, en 1967, para agregar Repetibilidad (2).</text:p>
      <text:p text:style-name="P3"/>
      <text:p text:style-name="P3">A mediados de la década de 1960, un semental de toros de la competencia anunció que las hijas de sus toros producían más leche que las de NYABC. El personal genético del NYABC “simplemente sabía que esto no podía ser cierto” (E. Clapp, 1989, comunicación personal), pero los análisis de Henderson y Carter confirmaron esta afirmación (H. W. Carter, 1989, comunicación personal). El gerente general de NYABC preguntó por qué las recomendaciones de Henderson no estaban dando los resultados esperados. Los análisis posteriores indicaron que se tomaron muestras de un poco menos de tres toros por toro seleccionado en comparación con el 8 a 1 recomendado. El número de toros muestreados <text:soft-page-break/>pronto se incrementó a 40 por año con más énfasis en la producción y menos en la popularidad y el tipo (E. Clapp, 1989, comunicación personal). No se compraron más toros de servicio natural. La recomendación de Henderson de muestrear un gran número de toros marcó la pauta para la industria de la IA de los Estados Unidos. Eventualmente, todos los sementales de IA en los Estados Unidos comenzaron programas de toros jóvenes viables. Entre los primeros estuvo el American Breeders Service guiado por Robert Walton. </text:p>
      <text:p text:style-name="P3"/>
      <text:p text:style-name="P5">DESARROLLO Y USO DE MEJORES PREDICTORES LINEALES IMPARCIALES</text:p>
      <text:p text:style-name="P3"/>
      <text:p text:style-name="P3">A medida que la industria de la IA maduró, quedó claro que debido a que el progreso genético en la población se lograba usando la comparación de compañeros de hato, ya no era adecuada para una evaluación precisa de toros. <text:span text:style-name="T2">La teoría para mejorar la evaluación de toros y vacas se había desarrollado y publicado en 1959 y se elaboró ​​más en 196, pero aún no se llamaba BLUP. A medida que se disponía de computadoras con mayor memoria y almacenamiento, se desarrollaron algoritmos más eficientes para la evaluación de toros y vacas. La estrategia para calcular BLUP se desarrolló en 1966 y fue probada por Paul D. Miller, Henderson y otros asociados. Esto dio como resultado la Comparación de toros de IA del noreste (NEAISC), y los toros se evaluaron usando BLUP en 1970</text:span>. El NEAISC se publicó con una base de 1968 (4), que fue la primera vez el ganado se clasificó en relación con una base fija. Henderson estuvo directamente involucrado en la producción del NEAISC en este momento, lo que se denominó comparación directa. <text:span text:style-name="T2">El desarrollo y la aplicación de la teoría BLUP es, sin duda, un importante hito en la mejora del ganado lechero y, de hecho, de todo el ganado. Este fue el primer procedimiento con una teoría claramente definida y propiedades estadísticas conocidas y deseables que se usó para evaluar el ganado</text:span>. En 1972, Robert Everett asumió la responsabilidad de la evaluación de toros y vacas en el noreste.</text:p>
      <text:p text:style-name="P3"/>
      <text:p text:style-name="P3">La Comparación Contemporánea Modificada (MCC) USDA-DIU4 se implementó en 1974. Esta fue una mejora importante con respecto a la comparación de compañeros de manada. Se incorporaron varios conceptos nuevos, que incluyeron la ponderación de la precisión de la información, la interacción hato x toro, toros de compañeros de hato y conceptos de agrupación (14). El personal del USDA desarrolló los procedimientos de MCC, pero utilizaron varios conceptos desarrollados por Henderson, sus asociados y estudiantes. <text:span text:style-name="T2">Entonces, la influencia de Henderson fue sentida por los productores de lácteos a nivel nacional a través del PD. El USDA comenzó a publicar pruebas BLUP para proteínas y sólidos no grasos para razas distintas a la Holstein en el otoño de 1977 (15). El USDA no tenía computadoras lo suficientemente grandes como para implementar procedimientos de modelo mixto en la década de 1970 para la producción de leche y grasa porque estaban comprometidos a evaluar a todos los toros con un número razonable de hijas y a usar todas las lactancias (14)</text:span>.</text:p>
      <text:p text:style-name="P3"/>
      <text:p text:style-name="P3">La diferencia prevista estaba disponible a nivel nacional y era el medio principal para evaluar toros de IA a nivel nacional. Los toros que ingresaron a la IA provenían de la población registrada, por lo que cuando las asociaciones de razas y los criadores de ganado registrado aceptaron y usaron herramientas genéticas mejoradas, principalmente PD e índices de vacas, la tasa de ganancia genética en la producción se aceleró. La tasa de ganancia genética en la producción de leche ha continuado acelerándose (18).</text:p>
      <text:p text:style-name="P3"/>
      <text:p text:style-name="P3"><text:span text:style-name="T5">Esta discusión se ha centrado en la contribución de Henderson a la industria láctea en relación únicamente con los rasgos de producción. Aunque Henderson trabajó muy poco con rasgos de no producción, sus estudiantes y sus estudiantes han hecho contribuciones utilizando sus métodos</text:span>. Por ejemplo, los procedimientos BLUP se han utilizado para evaluar toros y vacas para rasgos de tipo. La Asociación Holstein de EE. UU. usó BLUP para evaluar los rasgos de tipo en 1988. Otras asociaciones <text:soft-page-break/>de razas comenzaron a usar BLUP en 1979. El personal de IA usa los procedimientos BLUP para la evaluación de tipo. Además, el primer análisis de facilidad de parto publicado por la Asociación Nacional de Criadores de Animales evaluó toros con BLUP. Se evaluó la facilidad de parto de los toros usando BLUP desde 1977 hasta 1987. Ahora se evalúa la facilidad de parto de los toros usando un análisis categórico ordenado, que tiene algunas similitudes con BLUP. <text:span text:style-name="T5">Es evidente que la influencia de Henderson en la industria láctea ha ido más allá de los rasgos de producción</text:span>.</text:p>
      <text:p text:style-name="P3"/>
      <text:p text:style-name="P3"><text:span text:style-name="T2">Las evaluaciones genéticas realizadas por BLUP utilizando modelos relevantes para el diseño y la naturaleza de los datos en diversas condiciones se han utilizado en todo el mundo. Esta es una demostración de la adaptabilidad del trabajo de Henderson.</text:span> En los últimos años, ha habido grandes exportaciones de semen, embriones y ganado dany a países desarrollados y en desarrollo del mundo. <text:span text:style-name="T2">El trabajo de Henderson ha influido tanto en el bienestar físico como científico de una gran parte del mundo.</text:span></text:p>
      <text:p text:style-name="P3"/>
      <text:p text:style-name="P5">USO DE LA MATRIZ DE RELACIONES</text:p>
      <text:p text:style-name="P3"/>
      <text:p text:style-name="P3"><text:span text:style-name="T2">Otro hito en la evaluación genética fue el descubrimiento de Henderson de cómo escribir la inversa de una matriz de relaciones sin invertir la matriz (6). Los criadores de ganado lechero habían alegado durante mucho tiempo que no se estaba dando suficiente énfasis a las familias de vacas sobresalientes en la evaluación de toros y vacas. Ahora todas las relaciones aditivas podrían, por primera vez, incluirse en las evaluaciones de toros y vacas a un costo bastante razonable</text:span>.</text:p>
      <text:p text:style-name="P3"/>
      <text:p text:style-name="P3">En 1975, la inversa de la matriz de relación dentro de los rebaños se utilizó en el NE A-' ETA para evaluar las vacas. Al año siguiente, se agregó A-l entre los toros para producir el NEAISC A-'. En 1980, los abuelos maternos de las hijas se agregaron al NEAISC A-' para corregir parejas no aleatorias, y el año base se cambió a 1978 (4). En 1984, Everett utilizó un rasgo múltiple (MT) MT-NEAISC A-*. Esto implicó muchos cambios y fue mucho más intenso desde el punto de vista computacional. En 1989, Everett comenzó a usar un modelo animal de características múltiples (NEAI-MT-CASE) para evaluar el ganado en el noreste.</text:p>
      <text:p text:style-name="P3"/>
      <text:p text:style-name="P3">El último cambio importante en los procedimientos de evaluación para el USDA es el uso de un modelo animal de rasgo único aplicado a la evaluación lechera en todos los Estados Unidos por el Laboratorio de Hogramas de Mejoramiento Animal del USDA-ARS (18). <text:span text:style-name="T2">El uso de A-' permitió mejoras importantes en la precisión de la evaluación. Esto, como muchos otros productos de los esfuerzos de Henderson, mejoró el bienestar de los productores y permitió una producción de alimentos más barata. Sin embargo, pocos de los beneficiarios de estos esfuerzos fuera de las organizaciones que trabajan en la industria láctea sabían que estas mejoras eran producto del trabajo de Henderson.</text:span></text:p>
      <text:p text:style-name="P3"/>
      <text:p text:style-name="P3">C. R. Henderson se retiró oficialmente de la Universidad de Cornell en septiembre de 1976, pero sus contribuciones a la industria ganadera y a la ciencia en general continuaron sin cesar. Publicó unos 50 artículos después de su jubilación. Henderson no produjo las mejoras importantes más recientes en las evaluaciones de toros y vacas, el modelo animal del Laboratorio de Programas de Mejoramiento Animal del USDA-ARS y el NE-AI-MT-CASE. Aun así, confiaron mucho en su trabajo. Está claro por qué este simposio se llevó a cabo en su honor.</text:p>
      <text:p text:style-name="P3"/>
      <text:p text:style-name="P3"><text:span text:style-name="T5">Sería negligente no mencionar algunas de las contribuciones de Henderson a quienes no están directamente relacionados con la industria láctea. Los indicativos son</text:span> 1) ayudar a Urie Bronfenbrenner en Ecología Humana en Cornell y otros a analizar datos no balanceados, 2) brindar asesoramiento estadístico para muchos estudiantes graduados y profesores en el Departamento de Ciencia Animal en <text:soft-page-break/>Cornell, 3) realizar seminarios departamentales con sus estudiantes sobre análisis de datos, 4 ) impartir seminarios y cursos cortos en gran parte del mundo desarrollado, 5) proporcionar una gran cantidad de contactos o comunicaciones breves que podrían haberle parecido triviales, pero no lo fueron, y fueron de gran ayuda para otros, y 6) contribuir a la monografía publicada por la Sociedad Americana de Ciencia Animal.</text:p>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2-04T02:39:02.059149613</meta:creation-date>
    <meta:generator>LibreOffice/6.0.7.3$Linux_X86_64 LibreOffice_project/00m0$Build-3</meta:generator>
    <dc:date>2022-02-04T04:43:28.665321720</dc:date>
    <meta:editing-duration>PT58M28S</meta:editing-duration>
    <meta:editing-cycles>16</meta:editing-cycles>
    <meta:document-statistic meta:table-count="0" meta:image-count="0" meta:object-count="0" meta:page-count="6" meta:paragraph-count="37" meta:word-count="3075" meta:character-count="18854" meta:non-whitespace-character-count="15812"/>
  </office:meta>
</office:document-meta>
</file>